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30000008DA64BC9E410178BA2.png" manifest:media-type="image/png"/>
  <manifest:file-entry manifest:full-path="Pictures/1000000100000CEB000009B04571A081269F78EF.png" manifest:media-type="image/png"/>
  <manifest:file-entry manifest:full-path="Pictures/1000000100000CEB000009B0513C9D19D3F2C847.png" manifest:media-type="image/png"/>
  <manifest:file-entry manifest:full-path="Pictures/1000000100000CEB000009B08BCA510B038F99C1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Carlito" svg:font-family="Carlito"/>
    <style:font-face style:name="Carlito-Bold" svg:font-family="Carlito-Bold"/>
    <style:font-face style:name="Carlito-Bold1" svg:font-family="Carlito-Bold" style:font-pitch="variable"/>
    <style:font-face style:name="Carlito1" svg:font-family="Carlito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NewPSMT" svg:font-family="CourierNewPSMT"/>
    <style:font-face style:name="CourierNewPSMT1" svg:font-family="CourierNewPSMT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/>
    <style:font-face style:name="OpenSymbol1" svg:font-family="OpenSymbol"/>
    <style:font-face style:name="OpenSymbol2" svg:font-family="OpenSymbol" style:font-pitch="variable"/>
    <style:font-face style:name="OpenSymbol3" svg:font-family="OpenSymbol, 'Arial Unicode MS'" style:font-pitch="variable"/>
    <style:font-face style:name="Verdana" svg:font-family="Verdana" style:font-family-generic="swiss" style:font-pitch="variable"/>
    <style:font-face style:name="Wingdings" svg:font-family="Wingdings" style:font-pitch="variable"/>
    <style:font-face style:name="Wingdings 2" svg:font-family="'Wingdings 2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ole-draw-aspect="1"/>
    </style:style>
    <style:style style:name="pr1" style:family="presentation" style:parent-style-name="Title-title">
      <style:graphic-properties draw:auto-grow-height="true" fo:min-height="3.47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r6" style:family="presentation" style:parent-style-name="One_20_Column-subtitle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32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3.473cm" svg:x="0.4cm" svg:y="9.327cm" presentation:class="title" presentation:user-transformed="true">
          <draw:text-box>
            <text:p>Java Swi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 presentation:user-transformed="true">
          <draw:text-box>
            <text:p>Javax.swing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Es una librería de Java para crear interfaces gráficas que completen nuestros programas.</text:p>
                <text:p>Incluye widgets para interfaz gráfica de usuario tales como cajas de texto, botones, listas desplegables y tablas.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Java AW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Swing está basada en la Abstract Window Toolkit (Kit de Herramientas de Ventana Abstracta) es un kit de herramientas de gráficos, interfaz de usuario, y sistema de ventanas independiente de la plataforma original de Java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Ventajas de Swing vs AW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ás ligera</text:p>
              </text:list-item>
              <text:list-item>
                <text:p>Independiente de la plataforma</text:p>
              </text:list-item>
              <text:list-item>
                <text:p>Más componentes</text:p>
              </text:list-item>
              <text:list-item>
                <text:p>Sigue el Modelo Vista Controlad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1T0">
        <draw:frame presentation:style-name="pr6" draw:text-style-name="P6" draw:layer="layout" svg:width="25.199cm" svg:height="9.134cm" svg:x="1.4cm" svg:y="3.685cm" presentation:class="subtitle">
          <draw:text-box>
            <text:p text:style-name="P5"><text:span text:style-name="T1">Jerarquía de clase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draw:style-name="gr2" draw:text-style-name="P7" draw:layer="layout" svg:width="22.933cm" svg:height="15.7cm" svg:x="2.8cm" svg:y="0.042cm">
          <draw:object xlink:href="../Jerarquía%20de%20Componentes%20de%20Java%20Swing.odg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Reglas a cumpli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odas las clases que usaremos son Componentes.</text:p>
              </text:list-item>
              <text:list-item>
                <text:p>Cualquier Componente tiene que estar en un Contenedor, excepto los objetos de la clase Window.</text:p>
              </text:list-item>
              <text:list-item>
                <text:p>Un componente solo puede estar en un contenedor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Primer ejercici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Vamos a crear paso a paso, siguiendo el manual de teoría, una interfaz gráfica muy sencilla que contendrá una ventana con tres componentes:</text:p>
              </text:list-header>
              <text:list-item>
                <text:p>Una etiqueta (JLabel).</text:p>
              </text:list-item>
              <text:list-item>
                <text:p>Un campo de texto (JTextField).</text:p>
              </text:list-item>
              <text:list-item>
                <text:p>Un botón (JButton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Pasos a segui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Los pasos a seguir son los siguientes:</text:p>
              </text:list-header>
            </text:list>
            <text:list text:style-name="L3">
              <text:list-item>
                <text:p><text:s/>Crear un proyecto</text:p>
              </text:list-item>
              <text:list-item>
                <text:p><text:s/>Crear una ventana de aplicación (JFrame).</text:p>
              </text:list-item>
              <text:list-item>
                <text:p><text:s/>Añadir un contenedor.</text:p>
              </text:list-item>
              <text:list-item>
                <text:p><text:s/>Añadir componentes al contenedor.</text:p>
              </text:list-item>
              <text:list-item>
                <text:p><text:s/>Cambiar propiedades de los component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>
          <draw:text-box>
            <text:p>Bibliografía</text:p>
          </draw:text-box>
        </draw:frame>
        <draw:frame presentation:style-name="pr4" draw:text-style-name="P1" draw:layer="layout" svg:width="25.199cm" svg:height="9.134cm" svg:x="1.4cm" svg:y="3.785cm" presentation:class="outline" presentation:user-transformed="true">
          <draw:text-box>
            <text:list text:style-name="L2">
              <text:list-header>
                <text:p><text:span text:style-name="T2"><text:a xlink:href="https://www.javatpoint.com/java-swing" xlink:type="simple">Tutorial Java Swing</text:a></text:span></text:p>
                <text:p><text:span text:style-name="T2"><text:a xlink:href="https://docs.oracle.com/javase/tutorial/uiswing/" xlink:type="simple">Oracle tutorial de Java Swing</text:a></text:span></text:p>
                <text:p><text:span text:style-name="T2"><text:a xlink:href="https://docs.oracle.com/javase/8/docs/api/javax/swing/package-tree.html" xlink:type="simple">Jerarquía en javadoc</text:a></text:span></text:p>
                <text:p><text:span text:style-name="T2"><text:a xlink:href="https://docs.oracle.com/javase/8/docs/api/javax/swing/package-summary.html" xlink:type="simple">Listado de clases de javax.swing</text:a>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Carlito" svg:font-family="Carlito"/>
    <style:font-face style:name="Carlito-Bold" svg:font-family="Carlito-Bold"/>
    <style:font-face style:name="Carlito-Bold1" svg:font-family="Carlito-Bold" style:font-pitch="variable"/>
    <style:font-face style:name="Carlito1" svg:font-family="Carlito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NewPSMT" svg:font-family="CourierNewPSMT"/>
    <style:font-face style:name="CourierNewPSMT1" svg:font-family="CourierNewPSMT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/>
    <style:font-face style:name="OpenSymbol1" svg:font-family="OpenSymbol"/>
    <style:font-face style:name="OpenSymbol2" svg:font-family="OpenSymbol" style:font-pitch="variable"/>
    <style:font-face style:name="OpenSymbol3" svg:font-family="OpenSymbol, 'Arial Unicode MS'" style:font-pitch="variable"/>
    <style:font-face style:name="Verdana" svg:font-family="Verdana" style:font-family-generic="swiss" style:font-pitch="variable"/>
    <style:font-face style:name="Wingdings" svg:font-family="Wingdings" style:font-pitch="variable"/>
    <style:font-face style:name="Wingdings 2" svg:font-family="'Wingdings 2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itmap_20_1" draw:display-name="Bitmap 1" xlink:href="Pictures/1000000100000CEB000009B08BCA510B038F99C1.png" xlink:type="simple" xlink:show="embed" xlink:actuate="onLoad"/>
    <draw:fill-image draw:name="Bitmap_20_2" draw:display-name="Bitmap 2" xlink:href="Pictures/1000000100000CEB000009B0513C9D19D3F2C847.png" xlink:type="simple" xlink:show="embed" xlink:actuate="onLoad"/>
    <draw:fill-image draw:name="background" xlink:href="Pictures/1000000100000CEB000009B04571A081269F78E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Título_20_1" style:display-name="Título 1" style:family="graphic">
      <style:paragraph-properties fo:margin-left="0cm" fo:margin-right="0cm" fo:margin-top="1.245cm" fo:margin-bottom="0.374cm" fo:line-height="100%" fo:text-align="justify" fo:text-indent="0cm" style:text-autospace="none"/>
      <style:text-properties fo:color="#38761d" loext:opacity="100%" loext:color-lum-mod="100%" loext:color-lum-off="0%" style:font-name="Calibri" fo:font-family="Calibri" style:font-family-generic="roman" style:font-pitch="variable" fo:font-size="14pt" fo:language="es" fo:country="ES" fo:font-weight="bold" style:letter-kerning="false" style:font-name-asian="Calibri2" style:font-family-asian="Calibri" style:font-pitch-asian="variable" style:font-size-asian="14pt" style:language-asian="hi" style:country-asian="IN"/>
    </style:style>
    <style:style style:name="LO-normal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Título_20_2" style:display-name="Título 2" style:family="graphic">
      <style:paragraph-properties fo:margin-left="0cm" fo:margin-right="0cm" fo:margin-top="0.623cm" fo:margin-bottom="0.623cm" fo:line-height="100%" fo:text-align="justify" fo:text-indent="0.439cm" style:text-autospace="none"/>
      <style:text-properties fo:color="#38761d" loext:opacity="100%" loext:color-lum-mod="100%" loext:color-lum-off="0%" style:font-name="Calibri" fo:font-family="Calibri" style:font-family-generic="roman" style:font-pitch="variable" fo:font-size="12pt" fo:language="es" fo:country="ES" fo:font-weight="bold" style:letter-kerning="false" style:font-name-asian="Calibri2" style:font-family-asian="Calibri" style:font-pitch-asian="variable" style:font-size-asian="12pt" style:language-asian="hi" style:country-asian="IN"/>
    </style:style>
    <style:style style:name="Título_20_3" style:display-name="Título 3" style:family="graphic">
      <style:paragraph-properties fo:margin-left="0cm" fo:margin-right="0cm" fo:margin-top="0.995cm" fo:margin-bottom="0.249cm" fo:line-height="100%" fo:text-align="justify" fo:text-indent="0.88cm" style:text-autospace="none"/>
      <style:text-properties fo:color="#38761d" loext:opacity="10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Título_20_4" style:display-name="Título 4" style:family="graphic">
      <style:paragraph-properties fo:margin-left="0cm" fo:margin-right="0cm" fo:margin-top="0.871cm" fo:margin-bottom="0.249cm" fo:line-height="100%" fo:text-align="justify" fo:text-indent="0.88cm" style:text-autospace="none"/>
      <style:text-properties fo:color="#666666" loext:opacity="10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Título_20_5" style:display-name="Título 5" style:family="graphic">
      <style:paragraph-properties fo:margin-left="0cm" fo:margin-right="0cm" fo:margin-top="0.746cm" fo:margin-bottom="0.249cm" fo:line-height="100%" fo:text-align="justify" fo:text-indent="0.88cm" style:text-autospace="none"/>
      <style:text-properties fo:color="#666666" loext:opacity="100%" loext:color-lum-mod="100%" loext:color-lum-off="0%" style:font-name="Calibri" fo:font-family="Calibri" style:font-family-generic="roman" style:font-pitch="variable" fo:font-size="11pt" fo:language="es" fo:country="ES" style:letter-kerning="false" style:font-name-asian="Calibri2" style:font-family-asian="Calibri" style:font-pitch-asian="variable" style:font-size-asian="11pt" style:language-asian="hi" style:country-asian="IN"/>
    </style:style>
    <style:style style:name="Título_20_6" style:display-name="Título 6" style:family="graphic">
      <style:paragraph-properties fo:margin-left="0cm" fo:margin-right="0cm" fo:margin-top="0.746cm" fo:margin-bottom="0.249cm" fo:line-height="100%" fo:text-align="justify" fo:text-indent="0.88cm" style:text-autospace="none"/>
      <style:text-properties fo:color="#666666" loext:opacity="100%" loext:color-lum-mod="100%" loext:color-lum-off="0%" style:font-name="Calibri" fo:font-family="Calibri" style:font-family-generic="roman" style:font-pitch="variable" fo:font-size="11pt" fo:language="es" fo:country="ES" fo:font-style="italic" style:letter-kerning="false" style:font-name-asian="Calibri2" style:font-family-asian="Calibri" style:font-pitch-asian="variable" style:font-size-asian="11pt" style:language-asian="hi" style:country-asian="IN"/>
    </style:style>
    <style:style style:name="ListLabel_20_135" style:display-name="ListLabel 135" style:family="graphic">
      <style:paragraph-properties style:text-autospace="none"/>
      <style:text-properties style:text-underline-style="none"/>
    </style:style>
    <style:style style:name="ListLabel_20_134" style:display-name="ListLabel 134" style:family="graphic">
      <style:paragraph-properties style:text-autospace="none"/>
      <style:text-properties style:text-underline-style="none"/>
    </style:style>
    <style:style style:name="ListLabel_20_133" style:display-name="ListLabel 133" style:family="graphic">
      <style:paragraph-properties style:text-autospace="none"/>
      <style:text-properties style:text-underline-style="none"/>
    </style:style>
    <style:style style:name="ListLabel_20_132" style:display-name="ListLabel 132" style:family="graphic">
      <style:paragraph-properties style:text-autospace="none"/>
      <style:text-properties style:text-underline-style="none"/>
    </style:style>
    <style:style style:name="ListLabel_20_131" style:display-name="ListLabel 131" style:family="graphic">
      <style:paragraph-properties style:text-autospace="none"/>
      <style:text-properties style:text-underline-style="none"/>
    </style:style>
    <style:style style:name="ListLabel_20_130" style:display-name="ListLabel 130" style:family="graphic">
      <style:paragraph-properties style:text-autospace="none"/>
      <style:text-properties style:text-underline-style="none"/>
    </style:style>
    <style:style style:name="ListLabel_20_129" style:display-name="ListLabel 129" style:family="graphic">
      <style:paragraph-properties style:text-autospace="none"/>
      <style:text-properties style:text-underline-style="none"/>
    </style:style>
    <style:style style:name="ListLabel_20_128" style:display-name="ListLabel 128" style:family="graphic">
      <style:paragraph-properties style:text-autospace="none"/>
      <style:text-properties style:text-underline-style="none"/>
    </style:style>
    <style:style style:name="ListLabel_20_127" style:display-name="ListLabel 127" style:family="graphic">
      <style:paragraph-properties style:text-autospace="none"/>
      <style:text-properties style:text-underline-style="none"/>
    </style:style>
    <style:style style:name="ListLabel_20_126" style:display-name="ListLabel 126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24" style:display-name="ListLabel 12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23" style:display-name="ListLabel 123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21" style:display-name="ListLabel 12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20" style:display-name="ListLabel 120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18" style:display-name="ListLabel 11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17" style:display-name="ListLabel 117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15" style:display-name="ListLabel 11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14" style:display-name="ListLabel 114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12" style:display-name="ListLabel 11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11" style:display-name="ListLabel 111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9" style:display-name="ListLabel 10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08" style:display-name="ListLabel 108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6" style:display-name="ListLabel 10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05" style:display-name="ListLabel 105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3" style:display-name="ListLabel 10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02" style:display-name="ListLabel 102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0" style:display-name="ListLabel 10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9" style:display-name="ListLabel 99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97" style:display-name="ListLabel 9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6" style:display-name="ListLabel 96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94" style:display-name="ListLabel 9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3" style:display-name="ListLabel 93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91" style:display-name="ListLabel 9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0" style:display-name="ListLabel 90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88" style:display-name="ListLabel 8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87" style:display-name="ListLabel 87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85" style:display-name="ListLabel 8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84" style:display-name="ListLabel 84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82" style:display-name="ListLabel 8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81" style:display-name="ListLabel 81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9" style:display-name="ListLabel 7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78" style:display-name="ListLabel 78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6" style:display-name="ListLabel 7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75" style:display-name="ListLabel 75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3" style:display-name="ListLabel 7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72" style:display-name="ListLabel 72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0" style:display-name="ListLabel 7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9" style:display-name="ListLabel 69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7" style:display-name="ListLabel 6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6" style:display-name="ListLabel 66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4" style:display-name="ListLabel 6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3" style:display-name="ListLabel 63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1" style:display-name="ListLabel 6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0" style:display-name="ListLabel 60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8" style:display-name="ListLabel 5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7" style:display-name="ListLabel 57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5" style:display-name="ListLabel 5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4" style:display-name="ListLabel 54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2" style:display-name="ListLabel 5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1" style:display-name="ListLabel 51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9" style:display-name="ListLabel 4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8" style:display-name="ListLabel 48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6" style:display-name="ListLabel 4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5" style:display-name="ListLabel 45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3" style:display-name="ListLabel 4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2" style:display-name="ListLabel 42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0" style:display-name="ListLabel 4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9" style:display-name="ListLabel 39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7" style:display-name="ListLabel 3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6" style:display-name="ListLabel 36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4" style:display-name="ListLabel 3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1" style:display-name="ListLabel 3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0" style:display-name="ListLabel 30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8" style:display-name="ListLabel 2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7" style:display-name="ListLabel 27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5" style:display-name="ListLabel 2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4" style:display-name="ListLabel 24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2" style:display-name="ListLabel 2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1" style:display-name="ListLabel 21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9" style:display-name="ListLabel 1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8" style:display-name="ListLabel 18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6" style:display-name="ListLabel 1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5" style:display-name="ListLabel 15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3" style:display-name="ListLabel 1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2" style:display-name="ListLabel 12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" style:display-name="ListLabel 1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" style:display-name="ListLabel 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" style:display-name="ListLabel 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text-underline-style="none" style:font-name-asian="OpenSymbol3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" style:display-name="ListLabel 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e_20_de_20_página" style:display-name="Pie de página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Cabecera_20_y_20_pie" style:display-name="Cabecera y pie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Cabecera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Título_20_general" style:display-name="Título general" style:family="graphic">
      <style:paragraph-properties fo:margin-left="0cm" fo:margin-right="0cm" fo:margin-top="0cm" fo:margin-bottom="0.187cm" fo:line-height="100%" fo:text-align="justify" fo:text-indent="0.88cm" style:text-autospace="none"/>
      <style:text-properties fo:color="#38761d" loext:opacity="100%" loext:color-lum-mod="100%" loext:color-lum-off="0%" style:font-name="Calibri" fo:font-family="Calibri" style:font-family-generic="roman" style:font-pitch="variable" fo:font-size="24pt" fo:language="es" fo:country="ES" fo:font-weight="bold" style:letter-kerning="false" style:font-name-asian="Calibri2" style:font-family-asian="Calibri" style:font-pitch-asian="variable" style:font-size-asian="24pt" style:language-asian="hi" style:country-asian="IN"/>
    </style:style>
    <style:style style:name="Índice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Lohit Devanagari" style:font-family-asian="'Lohit Devanagari'" style:font-pitch-asian="variable" style:font-size-asian="12pt" style:language-asian="hi" style:country-asian="IN"/>
    </style:style>
    <style:style style:name="Leyenda" style:family="graphic">
      <style:paragraph-properties fo:margin-left="0cm" fo:margin-right="0cm" fo:margin-top="0.374cm" fo:margin-bottom="0.374cm" fo:line-height="115%" fo:text-align="justify" fo:text-indent="0.88cm" style:text-autospace="none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fo:font-style="italic" style:letter-kerning="false" style:font-name-asian="Lohit Devanagari" style:font-family-asian="'Lohit Devanagari'" style:font-pitch-asian="variable" style:font-size-asian="12pt" style:language-asian="hi" style:country-asian="IN" style:font-style-asian="italic"/>
    </style:style>
    <style:style style:name="Lista" style:family="graphic">
      <style:paragraph-properties fo:margin-left="0cm" fo:margin-right="0cm" fo:margin-top="0cm" fo:margin-bottom="0.436cm" fo:line-height="115%" fo:text-align="justify" fo:text-indent="0.88cm" style:text-autospace="none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Lohit Devanagari" style:font-family-asian="'Lohit Devanagari'" style:font-pitch-asian="variable" style:font-size-asian="12pt" style:language-asian="hi" style:country-asian="IN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graphic">
      <style:paragraph-properties style:text-autospace="none"/>
    </style:style>
    <style:style style:name="Símbolos_20_de_20_numeración" style:display-name="Símbolos de numeración" style:family="graphic">
      <style:paragraph-properties style:text-autospace="none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Cita" style:family="graphic">
      <style:paragraph-properties style:text-autospace="none"/>
    </style:style>
    <style:style style:name="Table_20_Paragraph" style:display-name="Table Paragraph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Sumario_20_4" style:display-name="Sumario 4" style:family="graphic">
      <style:paragraph-properties fo:margin-left="2.642cm" fo:margin-right="0cm" fo:text-indent="0cm" style:text-autospace="none">
        <style:tab-stops>
          <style:tab-stop style:position="27.7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tyle="italic" style:font-style-asian="italic" style:font-name-complex="Verdana" style:font-family-complex="Verdana" style:font-family-generic-complex="swiss" style:font-pitch-complex="variable" style:font-size-complex="10pt" style:font-style-complex="italic"/>
    </style:style>
    <style:style style:name="Sumario_20_3" style:display-name="Sumario 3" style:family="graphic">
      <style:paragraph-properties fo:margin-left="1.76cm" fo:margin-right="0cm" fo:text-indent="0cm" style:text-autospace="none">
        <style:tab-stops>
          <style:tab-stop style:position="28.58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0pt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Sumario_20_2" style:display-name="Sumario 2" style:family="graphic">
      <style:paragraph-properties fo:margin-left="0.88cm" fo:margin-right="0cm" fo:text-indent="0cm" style:text-autospace="none">
        <style:tab-stops>
          <style:tab-stop style:position="29.46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0.5pt"/>
    </style:style>
    <style:style style:name="Pie_20_de_20_foto" style:display-name="Pie de foto" style:family="graphic">
      <style:paragraph-properties fo:margin-left="0cm" fo:margin-right="0cm" fo:margin-top="0.178cm" fo:margin-bottom="0.192cm" fo:text-align="center" fo:text-indent="0.351cm" style:text-autospace="none"/>
      <style:text-properties style:font-name="Calibri1" fo:font-family="Calibri" style:font-family-generic="swiss" style:font-pitch="variable" style:font-name-complex="Calibri1" style:font-family-complex="Calibri" style:font-family-generic-complex="swiss" style:font-pitch-complex="variable" style:font-size-complex="10pt"/>
    </style:style>
    <style:style style:name="Sumario_20_1" style:display-name="Sumario 1" style:family="graphic">
      <style:paragraph-properties fo:margin-left="0cm" fo:margin-right="0cm" fo:text-indent="0cm" style:text-autospace="none">
        <style:tab-stops>
          <style:tab-stop style:position="30.341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weight="bold" style:font-weight-asian="bold" style:font-name-complex="Verdana" style:font-family-complex="Verdana" style:font-family-generic-complex="swiss" style:font-pitch-complex="variable" style:font-size-complex="10.5pt" style:font-weight-complex="bold"/>
    </style:style>
    <style:style style:name="Título_20_del_20_sumario" style:display-name="Título del sumario" style:family="graphic">
      <style:paragraph-properties fo:margin-left="0cm" fo:margin-right="0cm" fo:margin-top="0.746cm" fo:margin-bottom="0.374cm" fo:text-align="start" fo:text-indent="0cm" style:text-autospace="none"/>
      <style:text-properties fo:text-transform="uppercase" style:font-name="Arial" fo:font-family="Arial" style:font-family-generic="swiss" style:font-pitch="variable" fo:font-size="16pt" fo:font-weight="bold" style:font-name-asian="Arial Unicode MS" style:font-family-asian="'Arial Unicode MS'" style:font-pitch-asian="variable" style:font-size-asian="16pt" style:font-weight-asian="bold" style:font-weight-complex="bold"/>
    </style:style>
    <style:style style:name="Título_20_del_20_índice" style:display-name="Título del índice" style:family="graphic">
      <style:paragraph-properties fo:margin-top="0.746cm" fo:margin-bottom="0.374cm" fo:text-align="start" style:text-autospace="none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pitch-asian="variable" style:font-size-asian="14pt"/>
    </style:style>
    <style:style style:name="Titulo" style:family="graphic">
      <style:paragraph-properties fo:text-align="end" style:text-autospace="none"/>
      <style:text-properties fo:text-transform="uppercase" fo:color="#336633" loext:opacity="100%" loext:color-lum-mod="100%" loext:color-lum-off="0%" style:font-name="Arial" fo:font-family="Arial" style:font-family-generic="swiss" style:font-pitch="variable" fo:language="es" fo:country="ES" style:letter-kerning="true" style:font-name-asian="Arial Unicode MS" style:font-family-asian="'Arial Unicode MS'" style:font-pitch-asian="variable" style:language-asian="hi" style:country-asian="IN" style:font-name-complex="Arial" style:font-family-complex="Arial" style:font-family-generic-complex="swiss" style:font-pitch-complex="variable" style:font-size-complex="16pt"/>
    </style:style>
    <style:style style:name="Notas_20_Informativas" style:display-name="Notas Informativas" style:family="graphic">
      <style:paragraph-properties fo:margin-left="4.235cm" fo:margin-right="0.178cm" fo:margin-top="0.265cm" fo:margin-bottom="0.351cm" fo:text-align="justify" fo:text-indent="0.178cm" style:text-autospace="none"/>
      <style:text-properties style:font-name="Calibri1" fo:font-family="Calibri" style:font-family-generic="swiss" style:font-pitch="variable" style:font-name-complex="Calibri1" style:font-family-complex="Calibri" style:font-family-generic-complex="swiss" style:font-pitch-complex="variable" style:font-size-complex="12pt"/>
    </style:style>
    <style:style style:name="Contenido_20_del_20_marco" style:display-name="Contenido del marco" style:family="graphic">
      <style:paragraph-properties fo:margin-left="0cm" fo:margin-right="0cm" fo:margin-top="0.178cm" fo:margin-bottom="0.192cm" fo:text-align="justify" fo:text-indent="0.351cm" style:text-autospace="none"/>
      <style:text-properties style:font-name="Calibri1" fo:font-family="Calibri" style:font-family-generic="swiss" style:font-pitch="variable" style:font-name-complex="Calibri1" style:font-family-complex="Calibri" style:font-family-generic-complex="swiss" style:font-pitch-complex="variable" style:font-size-complex="12pt"/>
    </style:style>
    <style:style style:name="Header_20_and_20_Footer" style:display-name="Header and Footer" style:family="graphic">
      <style:paragraph-properties style:text-autospace="none"/>
    </style:style>
    <style:style style:name="Nota_20_al_20_pie" style:display-name="Nota al pie" style:family="graphic">
      <style:paragraph-properties fo:margin-left="0.88cm" fo:margin-right="0cm" fo:text-indent="-0.88cm" style:text-autospace="none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8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M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.5pt" style:font-size-asian="10.5pt" style:font-size-complex="10.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016cm" svg:height="0.683cm" svg:x="13.384cm" svg:y="14.1cm">
        <draw:text-box>
          <text:p><text:span text:style-name="MT2"><text:author-name text:fixed="false"> </text:author-name></text:span><text:span text:style-name="MT2">, basada en material de Lionel Tarazón Alcocer</text:span></text:p>
        </draw:text-box>
      </draw:frame>
      <draw:frame draw:style-name="Mgr4" draw:text-style-name="MP6" draw:layer="backgroundobjects" svg:width="2.288cm" svg:height="0.8cm" svg:x="11.3cm" svg:y="13.9cm">
        <draw:image xlink:href="Pictures/10000001000001930000008DA64BC9E410178BA2.png" xlink:type="simple" xlink:show="embed" xlink:actuate="onLoad" draw:mime-type="image/png">
          <text:p/>
        </draw:image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3cm" svg:height="1.14cm" svg:x="7cm" svg:y="14.6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3cm" svg:height="1.14cm" svg:x="7cm" svg:y="14.6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20:18:45.744026203</meta:creation-date>
    <meta:editing-duration>PT7H19M44S</meta:editing-duration>
    <meta:editing-cycles>29</meta:editing-cycles>
    <meta:generator>LibreOffice/7.4.6.2$Linux_X86_64 LibreOffice_project/5b1f5509c2decdade7fda905e3e1429a67acd63d</meta:generator>
    <dc:title>Portfolio</dc:title>
    <dc:date>2023-05-18T16:57:57.551286309</dc:date>
    <meta:document-statistic meta:object-count="79"/>
  </office:meta>
</office:document-meta>
</file>